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edd82" draw:fill-hatch-name="Red_20_Crossed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ee8aa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eee8aa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eedd82" draw:fill-hatch-name="Red_20_Crossed_20_45_20_Degrees" draw:textarea-vertical-align="middle" draw:auto-grow-height="false"/>
    </style:style>
    <style:style style:name="gr7" style:family="graphic" style:parent-style-name="standard">
      <style:graphic-properties draw:fill-color="#eee8aa" draw:textarea-vertical-align="middle" draw:auto-grow-height="false"/>
    </style:style>
    <style:style style:name="gr8" style:family="graphic" style:parent-style-name="standard">
      <style:graphic-properties draw:fill-color="#fafad2" draw:textarea-vertical-align="middle" draw:auto-grow-height="false"/>
    </style:style>
    <style:style style:name="gr9" style:family="graphic" style:parent-style-name="standard">
      <style:graphic-properties draw:fill-color="#fafad2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6" style:family="paragraph">
      <style:paragraph-properties fo:text-align="center"/>
      <style:text-properties fo:color="#8b6914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0.878cm" svg:x="15cm" svg:y="2cm">
          <text:p text:style-name="P1"><text:span text:style-name="T1">AttitudeL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875cm" svg:x="9.5cm" svg:y="5.5cm">
          <text:p text:style-name="P1"><text:span text:style-name="T1">Ground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05cm" svg:y1="7.9cm" svg:x2="11.05cm" svg:y2="8.9cm">
          <text:p/>
        </draw:line>
        <draw:line draw:style-name="gr3" draw:text-style-name="P3" draw:layer="layout" svg:x1="4.4cm" svg:y1="7.9cm" svg:x2="20.4cm" svg:y2="7.9cm">
          <text:p/>
        </draw:line>
        <draw:line draw:style-name="gr3" draw:text-style-name="P3" draw:layer="layout" svg:x1="18.1cm" svg:y1="4.5cm" svg:x2="18.1cm" svg:y2="5.5cm">
          <text:p/>
        </draw:line>
        <draw:line draw:style-name="gr3" draw:text-style-name="P3" draw:layer="layout" svg:x1="15.6cm" svg:y1="7.9cm" svg:x2="15.6cm" svg:y2="8.9cm">
          <text:p/>
        </draw:line>
        <draw:line draw:style-name="gr3" draw:text-style-name="P3" draw:layer="layout" svg:x1="4.4cm" svg:y1="7.9cm" svg:x2="4.4cm" svg:y2="8.9cm">
          <text:p/>
        </draw:line>
        <draw:custom-shape draw:style-name="gr4" draw:text-style-name="P2" draw:layer="layout" svg:width="4.1cm" svg:height="1cm" svg:x="18.4cm" svg:y="8.9cm">
          <text:p text:style-name="P2">LofOffsetPointing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1.05cm" svg:y1="6.9cm" svg:x2="11.05cm" svg:y2="7.9cm">
            <text:p/>
          </draw:line>
          <draw:custom-shape draw:style-name="gr5" draw:text-style-name="P3" draw:layer="layout" svg:width="0.5cm" svg:height="0.5cm" svg:x="10.8cm" svg:y="6.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" draw:text-style-name="P3" draw:layer="layout" svg:x1="23.7cm" svg:y1="4.5cm" svg:x2="23.7cm" svg:y2="5.5cm">
          <text:p/>
        </draw:line>
        <draw:line draw:style-name="gr3" draw:text-style-name="P3" draw:layer="layout" svg:x1="11.2cm" svg:y1="4.5cm" svg:x2="26.5cm" svg:y2="4.5cm">
          <text:p/>
        </draw:line>
        <draw:line draw:style-name="gr3" draw:text-style-name="P3" draw:layer="layout" svg:x1="21.1cm" svg:y1="4.5cm" svg:x2="21.1cm" svg:y2="5.5cm">
          <text:p/>
        </draw:line>
        <draw:line draw:style-name="gr3" draw:text-style-name="P3" draw:layer="layout" svg:x1="11.2cm" svg:y1="4.5cm" svg:x2="11.2cm" svg:y2="5.5cm">
          <text:p/>
        </draw:line>
        <draw:g>
          <draw:line draw:style-name="gr3" draw:text-style-name="P3" draw:layer="layout" svg:x1="16.55cm" svg:y1="3.5cm" svg:x2="16.55cm" svg:y2="4.5cm">
            <text:p/>
          </draw:line>
          <draw:custom-shape draw:style-name="gr5" draw:text-style-name="P3" draw:layer="layout" svg:width="0.5cm" svg:height="0.5cm" svg:x="16.3cm" svg:y="3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" draw:text-style-name="P3" draw:layer="layout" svg:x1="16.937cm" svg:y1="10.4cm" svg:x2="16.937cm" svg:y2="11.9cm">
          <text:p/>
        </draw:line>
        <draw:custom-shape draw:style-name="gr5" draw:text-style-name="P3" draw:layer="layout" svg:width="0.375cm" svg:height="0.5cm" svg:x="16.75cm" svg:y="9.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5cm" svg:y1="11.9cm" svg:x2="19.5cm" svg:y2="11.9cm">
          <text:p/>
        </draw:line>
        <draw:line draw:style-name="gr3" draw:text-style-name="P3" draw:layer="layout" svg:x1="19.5cm" svg:y1="11.9cm" svg:x2="19.5cm" svg:y2="12.9cm">
          <text:p/>
        </draw:line>
        <draw:line draw:style-name="gr3" draw:text-style-name="P3" draw:layer="layout" svg:x1="14.5cm" svg:y1="11.9cm" svg:x2="14.5cm" svg:y2="12.9cm">
          <text:p/>
        </draw:line>
        <draw:custom-shape draw:style-name="gr6" draw:text-style-name="P2" draw:layer="layout" svg:width="4.3cm" svg:height="0.934cm" svg:x="12.4cm" svg:y="12.8cm">
          <text:p text:style-name="P2">YawCompensatio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layout" svg:width="3.6cm" svg:height="0.878cm" svg:x="17.7cm" svg:y="12.8cm">
          <text:p text:style-name="P2">YawSteer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cm" svg:y1="6cm" svg:x2="9.5cm" svg:y2="6cm">
          <text:p/>
        </draw:line>
        <draw:line draw:style-name="gr3" draw:text-style-name="P3" draw:layer="layout" svg:x1="21.75cm" svg:y1="6.4cm" svg:x2="21.75cm" svg:y2="8.4cm">
          <text:p/>
        </draw:line>
        <draw:custom-shape draw:style-name="gr7" draw:text-style-name="P4" draw:layer="layout" svg:width="0.5cm" svg:height="0.7cm" svg:x="21.5cm" svg:y="8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4.45cm" svg:y1="10.5cm" svg:x2="14.45cm" svg:y2="11.5cm">
          <text:p/>
        </draw:line>
        <draw:line draw:style-name="gr3" draw:text-style-name="P3" draw:layer="layout" svg:x1="14.5cm" svg:y1="11.5cm" svg:x2="2cm" svg:y2="11.5cm">
          <text:p/>
        </draw:line>
        <draw:line draw:style-name="gr3" draw:text-style-name="P3" draw:layer="layout" svg:x1="2cm" svg:y1="11.5cm" svg:x2="2cm" svg:y2="6cm">
          <text:p/>
        </draw:line>
        <draw:custom-shape draw:style-name="gr8" draw:text-style-name="P5" draw:layer="layout" svg:width="2.4cm" svg:height="0.875cm" svg:x="22.5cm" svg:y="5.507cm">
          <text:p text:style-name="P5"><text:span text:style-name="T1">InertialL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0.875cm" svg:x="25.1cm" svg:y="5.507cm">
          <text:p text:style-name="P5"><text:span text:style-name="T1">SpinStabiliz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5cm" svg:height="0.882cm" svg:x="19.8cm" svg:y="5.5cm">
          <text:p text:style-name="P5"><text:span text:style-name="T1">Lof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2.9cm" svg:y="8.9cm">
          <text:p text:style-name="P5"><text:span text:style-name="T1">BodyCenter</text:span></text:p>
          <text:p text:style-name="P5"><text:span text:style-name="T1">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6.5cm" svg:y1="4.5cm" svg:x2="26.5cm" svg:y2="5.5cm">
          <text:p/>
        </draw:line>
        <draw:custom-shape draw:style-name="gr8" draw:text-style-name="P5" draw:layer="layout" svg:width="2.8cm" svg:height="1cm" svg:x="6.3cm" svg:y="8.9cm">
          <text:p text:style-name="P5"><text:span text:style-name="T1">Nadir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6.6cm" svg:y="5.5cm">
          <text:p text:style-name="P5"><text:span text:style-name="T1">CelestialBody</text:span></text:p>
          <text:p text:style-name="P5"><text:span text:style-name="T1">Poin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9.5cm" svg:y="8.9cm">
          <text:p text:style-name="P5"><text:span text:style-name="T1">Target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4cm" svg:height="1cm" svg:x="13.6cm" svg:y="8.9cm">
          <text:p text:style-name="P5"><text:span text:style-name="T1">GroundPointing</text:span></text:p>
          <text:p text:style-name="P5"><text:span text:style-name="T1">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7cm" svg:y1="7.9cm" svg:x2="7.7cm" svg:y2="8.9cm">
          <text:p/>
        </draw:line>
        <draw:line draw:style-name="gr3" draw:text-style-name="P3" draw:layer="layout" svg:x1="20.4cm" svg:y1="7.9cm" svg:x2="20.4cm" svg:y2="8.9cm">
          <text:p/>
        </draw:line>
        <draw:custom-shape draw:style-name="gr9" draw:text-style-name="P6" draw:layer="layout" svg:width="0.5cm" svg:height="0.7cm" svg:x="14.2cm" svg:y="9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5T11:16:55</meta:creation-date>
    <dc:date>2008-09-04T14:45:54</dc:date>
    <meta:editing-cycles>10</meta:editing-cycles>
    <meta:editing-duration>P1DT3H48M20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